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0.4618in"/>
    </style:style>
    <style:style style:name="co5" style:family="table-column">
      <style:table-column-properties fo:break-before="auto" style:column-width="6.7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6, C7, C9, C10</text:p>
          </table:table-cell>
          <table:table-cell office:value-type="string" calcext:value-type="string">
            <text:p>1u</text:p>
          </table:table-cell>
          <table:table-cell table:formula="of:=[.B2]*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en/products/detail/panasonic-electronic-components/ECW-FD2W105J/384456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2.2u</text:p>
          </table:table-cell>
          <table:table-cell table:formula="of:=[.B3]*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en/products/detail/panasonic-electronic-components/ECW-FD2W225J/38445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u</text:p>
          </table:table-cell>
          <table:table-cell table:formula="of:=[.B4]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, C5</text:p>
          </table:table-cell>
          <table:table-cell office:value-type="string" calcext:value-type="string">
            <text:p>100u</text:p>
          </table:table-cell>
          <table:table-cell table:formula="of:=[.B5]*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en/products/detail/w%C3%BCrth-elektronik/870025574005/51478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, C11</text:p>
          </table:table-cell>
          <table:table-cell office:value-type="string" calcext:value-type="string">
            <text:p>470u</text:p>
          </table:table-cell>
          <table:table-cell table:formula="of:=[.B6]*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en/products/detail/kemet/A750MS477M1EAAE015/61964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, R7</text:p>
          </table:table-cell>
          <table:table-cell office:value-type="string" calcext:value-type="string">
            <text:p>10 1/2W</text:p>
          </table:table-cell>
          <table:table-cell table:formula="of:=[.B7]*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office:value-type="float" office:value="150" calcext:value-type="float">
            <text:p>150</text:p>
          </table:table-cell>
          <table:table-cell table:formula="of:=[.B8]*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 R9</text:p>
          </table:table-cell>
          <table:table-cell office:value-type="string" calcext:value-type="string">
            <text:p>1k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100k</text:p>
          </table:table-cell>
          <table:table-cell table:formula="of:=[.B10]*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V2, RV3</text:p>
          </table:table-cell>
          <table:table-cell office:value-type="string" calcext:value-type="string">
            <text:p>10k</text:p>
          </table:table-cell>
          <table:table-cell table:formula="of:=[.B11]*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en/products/detail/nidec-copal-electronics/CT6EP103/7383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100k</text:p>
          </table:table-cell>
          <table:table-cell table:formula="of:=[.B12]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table:formula="of:=[.B13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en/products/detail/cree-inc/C503B-BCN-CV0Z0461/19229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IRF510</text:p>
          </table:table-cell>
          <table:table-cell table:formula="of:=[.B14]*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12AU7 Socket</text:p>
          </table:table-cell>
          <table:table-cell table:formula="of:=[.B15]*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, U3</text:p>
          </table:table-cell>
          <table:table-cell office:value-type="string" calcext:value-type="string">
            <text:p>LM317</text:p>
          </table:table-cell>
          <table:table-cell table:formula="of:=[.B16]*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100SP1T2B4M7QE</text:p>
          </table:table-cell>
          <table:table-cell table:formula="of:=[.B17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en/products/detail/e-switch/100SP1T2B4M7QE/18031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3</text:p>
          </table:table-cell>
          <table:table-cell office:value-type="string" calcext:value-type="string">
            <text:p>SJ1-3523N</text:p>
          </table:table-cell>
          <table:table-cell table:formula="of:=[.B18]*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digikey.com/en/products/detail/cui-devices/SJ1-3523N/7386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arrel_Jack</text:p>
          </table:table-cell>
          <table:table-cell table:formula="of:=[.B19]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atsink</text:p>
          </table:table-cell>
          <table:table-cell table:formula="of:=[.B20]*3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AU7 Tube</text:p>
          </table:table-cell>
          <table:table-cell table:formula="of:=[.B21]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ob</text:p>
          </table:table-cell>
          <table:table-cell table:formula="of:=[.B22]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se</text:p>
          </table:table-cell>
          <table:table-cell table:formula="of:=[.B23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en/products/detail/hammond-manufacturing/1455K1201BK/4601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ubber Feet</text:p>
          </table:table-cell>
          <table:table-cell table:formula="of:=[.B24]*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3:47:35.2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aron Shappell</meta:initial-creator>
    <meta:creation-date>2020-11-15T12:17:01.516000000</meta:creation-date>
    <dc:date>2020-11-17T13:58:53.232000000</dc:date>
    <meta:editing-duration>PT32M39S</meta:editing-duration>
    <meta:editing-cycles>6</meta:editing-cycles>
    <meta:generator>LibreOffice/7.0.3.1$Windows_X86_64 LibreOffice_project/d7547858d014d4cf69878db179d326fc3483e082</meta:generator>
    <dc:creator>Aaron Shappell</dc:creator>
    <meta:document-statistic meta:table-count="1" meta:cell-count="149" meta:object-count="0"/>
  </office:meta>
</office:document-meta>
</file>